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3.05cm" fo:min-width="5.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3.15cm" fo:min-width="6.9cm"/>
    </style:style>
    <style:style style:name="gr6" style:family="graphic" style:parent-style-name="standard">
      <style:graphic-properties draw:textarea-horizontal-align="justify" draw:textarea-vertical-align="middle" draw:auto-grow-height="false" fo:min-height="2.45cm" fo:min-width="7cm"/>
    </style:style>
    <style:style style:name="gr7" style:family="graphic" style:parent-style-name="standard">
      <style:graphic-properties draw:textarea-horizontal-align="justify" draw:textarea-vertical-align="middle" draw:auto-grow-height="false" fo:min-height="3.27cm" fo:min-width="6.168cm"/>
    </style:style>
    <style:style style:name="gr8" style:family="graphic" style:parent-style-name="standard">
      <style:graphic-properties draw:textarea-horizontal-align="justify" draw:textarea-vertical-align="middle" draw:auto-grow-height="false" fo:min-height="3.27cm" fo:min-width="6.168cm"/>
    </style:style>
    <style:style style:name="gr9" style:family="graphic" style:parent-style-name="standard">
      <style:graphic-properties draw:textarea-horizontal-align="justify" draw:textarea-vertical-align="middle" draw:auto-grow-height="false" fo:min-height="2.622cm" fo:min-width="4.872cm"/>
    </style:style>
    <style:style style:name="gr10" style:family="graphic" style:parent-style-name="standard">
      <style:graphic-properties draw:textarea-horizontal-align="justify" draw:textarea-vertical-align="middle" draw:auto-grow-height="false" fo:min-height="2.9cm" fo:min-width="4.872cm"/>
    </style:style>
    <style:style style:name="gr11" style:family="graphic" style:parent-style-name="standard">
      <style:graphic-properties draw:textarea-horizontal-align="justify" draw:textarea-vertical-align="middle" draw:auto-grow-height="false" fo:min-height="1.15cm" fo:min-width="3.05cm"/>
    </style:style>
    <style:style style:name="gr12" style:family="graphic" style:parent-style-name="standard">
      <style:graphic-properties draw:textarea-horizontal-align="justify" draw:textarea-vertical-align="middle" draw:auto-grow-height="false" fo:min-height="2.806cm" fo:min-width="4.778cm"/>
    </style:style>
    <style:style style:name="gr13" style:family="graphic" style:parent-style-name="standard">
      <style:graphic-properties svg:stroke-color="#000000" draw:marker-end="Arrow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3.27cm" fo:min-width="5.798cm"/>
    </style:style>
    <style:style style:name="gr15" style:family="graphic" style:parent-style-name="standard">
      <style:graphic-properties draw:textarea-horizontal-align="justify" draw:textarea-vertical-align="middle" draw:auto-grow-height="false" fo:min-height="3.548cm" fo:min-width="6.0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809cm" svg:y1="3.4cm" svg:x2="8.509cm" svg:y2="8.2cm">
          <text:p/>
        </draw:line>
        <draw:line draw:style-name="gr1" draw:text-style-name="P1" draw:layer="layout" svg:x1="13.009cm" svg:y1="3.5cm" svg:x2="10.609cm" svg:y2="8.3cm">
          <text:p/>
        </draw:line>
        <draw:custom-shape draw:style-name="gr2" draw:text-style-name="P2" draw:layer="layout" svg:width="6.3cm" svg:height="3.3cm" svg:x="6.709cm" svg:y="8.8cm">
          <text:p text:style-name="P2"><text:span text:style-name="T1">comparateu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6.45cm" svg:height="0.962cm" svg:x="2.809cm" svg:y="2.3cm">
          <draw:text-box>
            <text:p>Signal de commande</text:p>
          </draw:text-box>
        </draw:frame>
        <draw:frame draw:style-name="gr3" draw:text-style-name="P3" draw:layer="layout" svg:width="7.191cm" svg:height="0.962cm" svg:x="11.709cm" svg:y="2.4cm">
          <draw:text-box>
            <text:p>Signal du potentiometre</text:p>
          </draw:text-box>
        </draw:frame>
        <draw:line draw:style-name="gr1" draw:text-style-name="P1" draw:layer="layout" svg:x1="9.909cm" svg:y1="12.4cm" svg:x2="9.909cm" svg:y2="16.2cm">
          <text:p/>
        </draw:line>
        <draw:frame draw:style-name="gr4" draw:text-style-name="P3" draw:layer="layout" svg:width="2.4cm" svg:height="1.673cm" svg:x="11.109cm" svg:y="13.227cm">
          <draw:text-box>
            <text:p>Erreur</text:p>
          </draw:text-box>
        </draw:frame>
        <draw:custom-shape draw:style-name="gr5" draw:text-style-name="P2" draw:layer="layout" svg:width="7.4cm" svg:height="3.4cm" svg:x="6.309cm" svg:y="16.5cm">
          <text:p text:style-name="P2"><text:span text:style-name="T2">Bascule Flip/Fl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7.5cm" svg:height="2.7cm" svg:x="6.009cm" svg:y="22.1cm">
          <text:p text:style-name="P2"><text:span text:style-name="T3">Pont en 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" draw:text-style-name="P1" draw:layer="layout" svg:x1="9.809cm" svg:y1="20.3cm" svg:x2="9.809cm" svg:y2="21.9cm">
          <text:p/>
        </draw:line>
      </draw:page>
      <draw:page draw:name="page2" draw:style-name="dp1" draw:master-page-name="Standard">
        <draw:custom-shape draw:style-name="gr7" draw:text-style-name="P2" draw:layer="layout" svg:width="7.2cm" svg:height="3.8cm" svg:x="2.4cm" svg:y="3cm">
          <text:p text:style-name="P2">Initialisation :</text:p>
          <text:p text:style-name="P2">Tous les servomoteurs</text:p>
          <text:p text:style-name="P2">en position initia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2" draw:layer="layout" svg:width="7.2cm" svg:height="3.8cm" svg:x="11.2cm" svg:y="3.1cm">
          <text:p text:style-name="P2">Attente de la saisie </text:p>
          <text:p text:style-name="P2">des coordonné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2" draw:layer="layout" svg:width="7.2cm" svg:height="3.8cm" svg:x="2.4cm" svg:y="10.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2" draw:layer="layout" svg:width="7.2cm" svg:height="3.8cm" svg:x="11.4cm" svg:y="10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14.9cm" svg:y1="7.1cm" svg:x2="14.9cm" svg:y2="10.6cm">
          <text:p/>
        </draw:line>
        <draw:line draw:style-name="gr1" draw:text-style-name="P1" draw:layer="layout" svg:x1="5.9cm" svg:y1="7cm" svg:x2="5.9cm" svg:y2="10.6cm">
          <text:p/>
        </draw:line>
        <draw:frame draw:style-name="gr3" draw:text-style-name="P3" draw:layer="layout" svg:width="3.563cm" svg:height="1.673cm" svg:x="15.4cm" svg:y="7.827cm">
          <draw:text-box>
            <text:p>Calcul et</text:p>
            <text:p>connection</text:p>
          </draw:text-box>
        </draw:frame>
        <draw:frame draw:style-name="gr3" draw:text-style-name="P3" draw:layer="layout" svg:width="3.702cm" svg:height="0.962cm" svg:x="1.8cm" svg:y="8.3cm">
          <draw:text-box>
            <text:p>Connection</text:p>
          </draw:text-box>
        </draw:frame>
      </draw:page>
      <draw:page draw:name="page3" draw:style-name="dp1" draw:master-page-name="Standard">
        <draw:custom-shape draw:style-name="gr9" draw:text-style-name="P2" xml:id="id2" draw:id="id2" draw:layer="layout" svg:width="5.8cm" svg:height="3.1cm" svg:x="4.4cm" svg:y="2.6cm">
          <text:p text:style-name="P2">Attente des </text:p>
          <text:p text:style-name="P2">coordonné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7.3cm" svg:y1="5.7cm" svg:x2="7.3cm" svg:y2="8.3cm">
          <text:p/>
        </draw:line>
        <draw:custom-shape draw:style-name="gr10" draw:text-style-name="P2" draw:layer="layout" svg:width="5.8cm" svg:height="3.4cm" svg:x="4.4cm" svg:y="8.6cm">
          <text:p text:style-name="P2">Mise en position de</text:p>
          <text:p text:style-name="P2">la base <text:s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3" draw:layer="layout" svg:width="7.889cm" svg:height="0.962cm" svg:x="8.5cm" svg:y="6.7cm">
          <draw:text-box>
            <text:p>Calcul de l’angle à la base</text:p>
          </draw:text-box>
        </draw:frame>
        <draw:line draw:style-name="gr1" draw:text-style-name="P1" draw:layer="layout" svg:x1="7.3cm" svg:y1="12.2cm" svg:x2="7.3cm" svg:y2="15.2cm">
          <text:p/>
        </draw:line>
        <draw:frame draw:style-name="gr3" draw:text-style-name="P3" draw:layer="layout" svg:width="6.204cm" svg:height="0.962cm" svg:x="8.7cm" svg:y="13.3cm">
          <draw:text-box>
            <text:p>Détection d’obstacle</text:p>
          </draw:text-box>
        </draw:frame>
        <draw:custom-shape draw:style-name="gr11" draw:text-style-name="P2" draw:layer="layout" svg:width="7.1cm" svg:height="2.8cm" svg:x="3.7cm" svg:y="15.3cm">
          <text:p text:style-name="P2">Présence</text:p>
          <text:p text:style-name="P2"><text:s/>d’obstacl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" draw:text-style-name="P1" draw:layer="layout" svg:x1="7.2cm" svg:y1="18.2cm" svg:x2="7.2cm" svg:y2="20.7cm">
          <text:p/>
        </draw:line>
        <draw:line draw:style-name="gr1" draw:text-style-name="P1" draw:layer="layout" svg:x1="10.8cm" svg:y1="16.7cm" svg:x2="12.7cm" svg:y2="20.5cm">
          <text:p/>
        </draw:line>
        <draw:custom-shape draw:style-name="gr12" draw:text-style-name="P2" xml:id="id1" draw:id="id1" draw:layer="layout" svg:width="5.7cm" svg:height="3.3cm" svg:x="4.251cm" svg:y="20.9cm">
          <text:p text:style-name="P2">Envoi des angl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2" xml:id="id3" draw:id="id3" draw:layer="layout" svg:width="5.7cm" svg:height="3.3cm" svg:x="11.6cm" svg:y="20.8cm">
          <text:p text:style-name="P2">Envoi des angl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3" draw:layer="layout" svg:width="4.621cm" svg:height="1.673cm" svg:x="12.3cm" svg:y="17.8cm">
          <draw:text-box>
            <text:p>Pas d’obstacle</text:p>
            <text:p>Calcul</text:p>
          </draw:text-box>
        </draw:frame>
        <draw:frame draw:style-name="gr3" draw:text-style-name="P3" draw:layer="layout" svg:width="3.004cm" svg:height="1.673cm" svg:x="3cm" svg:y="18.4cm">
          <draw:text-box>
            <text:p>Obstacle</text:p>
            <text:p>Calcul</text:p>
          </draw:text-box>
        </draw:frame>
        <draw:connector draw:style-name="gr13" draw:text-style-name="P2" draw:layer="layout" draw:line-skew="-2.35cm" svg:x1="4.251cm" svg:y1="22.55cm" svg:x2="4.4cm" svg:y2="4.15cm" draw:start-shape="id1" draw:start-glue-point="5" draw:end-shape="id2" draw:end-glue-point="5" svg:d="M4251 22550h-2851v-18400h3000" svg:viewBox="0 0 3001 18401">
          <text:p/>
        </draw:connector>
        <draw:connector draw:style-name="gr13" draw:text-style-name="P2" draw:layer="layout" svg:x1="17.3cm" svg:y1="22.45cm" svg:x2="10.2cm" svg:y2="4.15cm" draw:start-shape="id3" draw:start-glue-point="7" draw:end-shape="id2" draw:end-glue-point="7" svg:d="M17300 22450h502v-18300h-7602" svg:viewBox="0 0 7603 18301">
          <text:p/>
        </draw:connector>
      </draw:page>
      <draw:page draw:name="page4" draw:style-name="dp1" draw:master-page-name="Standard">
        <draw:custom-shape draw:style-name="gr14" draw:text-style-name="P2" draw:layer="layout" svg:width="6.8cm" svg:height="3.8cm" svg:x="6.1cm" svg:y="4cm">
          <text:p text:style-name="P2">Initialisation </text:p>
          <text:p text:style-name="P2">des servomoteur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2" xml:id="id5" draw:id="id5" draw:layer="layout" svg:width="7.1cm" svg:height="4.1cm" svg:x="5.8cm" svg:y="11.45cm">
          <text:p text:style-name="P2">Attente de connec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9.4cm" svg:y1="7.7cm" svg:x2="9.4cm" svg:y2="11.5cm">
          <text:p/>
        </draw:line>
        <draw:custom-shape draw:style-name="gr7" draw:text-style-name="P2" xml:id="id4" draw:id="id4" draw:layer="layout" svg:width="7.2cm" svg:height="3.8cm" svg:x="5.9cm" svg:y="18.7cm">
          <text:p text:style-name="P2">Prise de position </text:p>
          <text:p text:style-name="P2">des sevomoteurs</text:p>
          <text:p text:style-name="P2">+ remonté des capteur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9.3cm" svg:y1="15.5cm" svg:x2="9.3cm" svg:y2="18.7cm">
          <text:p/>
        </draw:line>
        <draw:frame draw:style-name="gr3" draw:text-style-name="P3" draw:layer="layout" svg:width="7.474cm" svg:height="0.962cm" svg:x="10.5cm" svg:y="17cm">
          <draw:text-box>
            <text:p>Interprétation des angles</text:p>
          </draw:text-box>
        </draw:frame>
        <draw:connector draw:style-name="gr13" draw:text-style-name="P2" draw:layer="layout" draw:line-skew="-2.299cm" svg:x1="5.9cm" svg:y1="20.6cm" svg:x2="5.8cm" svg:y2="13.5cm" draw:start-shape="id4" draw:start-glue-point="5" draw:end-shape="id5" draw:end-glue-point="5" svg:d="M5900 20600h-2900v-7100h2800" svg:viewBox="0 0 2901 7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9T11:55:34.298264228</meta:creation-date>
    <dc:date>2016-03-19T19:12:02.194177616</dc:date>
    <meta:editing-duration>PT1M6S</meta:editing-duration>
    <meta:editing-cycles>1</meta:editing-cycles>
    <meta:generator>LibreOffice/5.1.1.2$Linux_X86_64 LibreOffice_project/10m0$Build-2</meta:generator>
    <meta:document-statistic meta:object-count="40"/>
  </office:meta>
</office:document-meta>
</file>